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Quantum Algorithm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 to the Quantum Worl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ery small things at very low energies</text:p>
              </text:list-item>
              <text:list-item>
                <text:p>Superposition: Everything is several things at once</text:p>
              </text:list-item>
              <text:list-item>
                <text:p>Observation collapses things</text:p>
                <text:list>
                  <text:list-item>
                    <text:p>No, not like that!!!</text:p>
                  </text:list-item>
                </text:list>
              </text:list-item>
              <text:list-item>
                <text:p>Other weirdnes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NP For Fun And Prof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P reduces to NP-Complete</text:p>
              </text:list-item>
              <text:list-item>
                <text:p>Traveling Salesman, Knapsack Problem, etc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NP For Fun And Prof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P reduces to NP-Complete</text:p>
              </text:list-item>
              <text:list-item>
                <text:p>Traveling Salesman, Knapsack Problem, etc.</text:p>
              </text:list-item>
              <text:list-item>
                <text:p>Some quantum rules are NP-complete!</text:p>
              </text:list-item>
              <text:list-item>
                <text:p>Quantum computers are quantum systems!</text:p>
              </text:list-item>
              <text:list-item>
                <text:p>Shor’s Algorithm</text:p>
                <text:list>
                  <text:list-item>
                    <text:p>Factoring → Phase estimation → Facto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lea Iacta E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ue random numbers</text:p>
                <text:list>
                  <text:list-item>
                    <text:p>...but we can do that anyway</text:p>
                  </text:list-item>
                </text:list>
              </text:list-item>
              <text:list-item>
                <text:p>Probabilistic algorithms</text:p>
                <text:list>
                  <text:list-item>
                    <text:p>Trade accuracy for speed</text:p>
                  </text:list-item>
                  <text:list-item>
                    <text:p>Uses superposition</text:p>
                  </text:list-item>
                </text:list>
              </text:list-item>
              <text:list-item>
                <text:p>Grover’s algorithm</text:p>
                <text:list>
                  <text:list-item>
                    <text:p>Adjust probabilities over multiple p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ther Tric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Quantum cryptography</text:p>
              </text:list-item>
              <text:list-item>
                <text:p>Quantum simulation</text:p>
              </text:list-item>
              <text:list-item>
                <text:p>Polynomial speedup</text:p>
              </text:list-item>
              <text:list-item>
                <text:p>Otherwise unsolvable problem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oretical Limi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terministic</text:p>
                <text:list>
                  <text:list-item>
                    <text:p>One machine in many states</text:p>
                  </text:list-item>
                </text:list>
              </text:list-item>
              <text:list-item>
                <text:p>Bound to physics</text:p>
                <text:list>
                  <text:list-item>
                    <text:p>Not infinitely large</text:p>
                  </text:list-item>
                  <text:list-item>
                    <text:p>Not infinitely parallel</text:p>
                  </text:list-item>
                  <text:list-item>
                    <text:p>Not infinitely fast</text:p>
                  </text:list-item>
                  <text:list-item>
                    <text:p>Not acaus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actical Limi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mited size</text:p>
              </text:list-item>
              <text:list-item>
                <text:p>Very cold</text:p>
              </text:list-item>
              <text:list-item>
                <text:p>Sometimes wrong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itya, J., &amp;amp; Rao, P. S. (n.d.). Quantum cryptography - stanford computer science. Stanford University. Retrieved December 7, 2021, from https://cs.stanford.edu/people/adityaj/QuantumCryptography.pdf. </text:p>
              </text:list-item>
              <text:list-item>
                <text:p>Ball, P. (n.d.). The ERA of quantum computing is here. outlook: Cloudy. Quanta Magazine. Retrieved December 7, 2021, from https://d2r55xnwy6nx47.cloudfront.net/uploads/2018/01/the-era-of-quantum-computing-is-here-outlook-cloudy-20180124.pdf. </text:p>
              </text:list-item>
              <text:list-item>
                <text:p>Blain, L. (2021, September 28). Quantum computing hits the desktop, no cryo-cooling required. New Atlas. Retrieved December 7, 2021, from https://newatlas.com/quantum-computing/quantum-computing-desktop-room-temperature/. </text:p>
              </text:list-item>
              <text:list-item>
                <text:p>Hartnett, K. (2020, August 28). Finally, a problem that only quantum computers will ever be able to solve. Quanta Magazine. Retrieved December 7, 2021, from https://www.quantamagazine.org/finally-a-problem-that-only-quantum-computers-will-ever-be-able-to-solve-20180621/. </text:p>
              </text:list-item>
              <text:list-item>
                <text:p>J., A., Adedoyin, A., Ambrosiano, J., Anisimov, P., Bärtschi, A., Casper, W., Chennupati, G., Coffrin, C., Djidjev, H., Gunter, D., Karra, S., Lemons, N., Lin, S., Malyzhenkov, A., Mascarenas, D., Mniszewski, S., Nadiga, B., O'Malley, D., Oyen, D., … Lokhov, A. Y. (2020, March 18). Quantum algorithm implementations for Beginners. arXiv.org. Retrieved December 7, 2021, from https://arxiv.org/abs/1804.03719. </text:p>
              </text:list-item>
              <text:list-item>
                <text:p>Kaur <text:s text:c="155"/>@DashveenjitK <text:s text:c="81"/>, D. (2020, December 15). IBM 'super-fridge' aims to solve quantum computer cooling problem. TechHQ. Retrieved December 7, 2021, from https://techhq.com/2020/12/ibm-super-fridge-aims-to-solve-quantum-computer-cooling-problem/. </text:p>
              </text:list-item>
              <text:list-item>
                <text:p>The Physics arXiv Blog. (2014, April 6). The astounding link between the P≠NP problem and the quantum nature of universe. Medium. Retrieved December 7, 2021, from https://medium.com/the-physics-arxiv-blog/the-astounding-link-between-the-p-np-problem-and-the-quantum-nature-of-universe-7ef5eea6fd7a. </text:p>
              </text:list-item>
              <text:list-item>
                <text:p>Public Broadcasting Service. (2014, April 11). Nova - Is there anything beyond quantum computing? PBS. Retrieved December 7, 2021, from https://www.pbs.org/wgbh/nova/article/is-there-anything-beyond-quantum-computing/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6T17:30:26.890000000</meta:creation-date>
    <dc:date>2021-12-07T13:59:25.333000000</dc:date>
    <meta:editing-duration>PT28M18S</meta:editing-duration>
    <meta:editing-cycles>11</meta:editing-cycles>
    <meta:generator>LibreOffice/6.2.4.2$Windows_X86_64 LibreOffice_project/2412653d852ce75f65fbfa83fb7e7b669a126d64</meta:generator>
    <meta:document-statistic meta:object-count="57"/>
  </office:meta>
</office:document-meta>
</file>